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836" officeooo:paragraph-rsid="00062836"/>
    </style:style>
    <style:style style:name="T1" style:family="text">
      <style:text-properties officeooo:rsid="00071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ggtgggr<text:span text:style-name="T1">v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0:25:24.664575467</meta:creation-date>
    <dc:date>2019-05-31T10:25:49.902687881</dc:date>
    <meta:editing-duration>PT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